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span text:style-name="Strong_20_Emphasis">1. El Enganche (lo insólito dentro de lo cotidiano)</text:span><text:line-break/>Una situación aparentemente normal… pero con algo que no encaja. Un hostal común con una habitación extraña. Una IA sola en una estación espacial. Un niño con recuerdos que no deberían estar ahí.</text:p>
      <text:p text:style-name="Text_20_body">🕳 <text:span text:style-name="Strong_20_Emphasis">2. El Descubrimiento (el misterio se intensifica)</text:span><text:line-break/>El protagonista encuentra algo que desafía su realidad: mensajes ocultos, memorias ajenas, coincidencias imposibles. Aquí es donde el lector empieza a sentir que hay más de lo que se ve.</text:p>
      <text:p text:style-name="Text_20_body">⚖️ <text:span text:style-name="Strong_20_Emphasis">3. El Giro Filosófico (el corazón del dilema)</text:span><text:line-break/>Introduzco una idea que va más allá del misterio, como:</text:p>
      <text:list xml:id="list1861118233" text:style-name="L1">
        <text:list-item>
          <text:p text:style-name="P2">¿Qué es un alma? </text:p>
        </text:list-item>
        <text:list-item>
          <text:p text:style-name="P2">¿Es la conciencia independiente del cuerpo? </text:p>
        </text:list-item>
        <text:list-item>
          <text:p text:style-name="P1">¿La identidad existe o solo es una ilusión continuada?<text:line-break/>Aquí, el lector no solo se intriga… también se cuestiona. </text:p>
        </text:list-item>
      </text:list>
      <text:p text:style-name="Text_20_body">💀 <text:span text:style-name="Strong_20_Emphasis">4. El Clímax Ambiguo (respuestas, pero no todas)</text:span><text:line-break/>El misterio se “resuelve”, pero no del todo. El final deja un cabo suelto deliberado, algo que siembras en la mente del lector para que lo siga pensando:<text:line-break/>“¿Y si todo era un ciclo?”<text:line-break/>“¿Fue reencarnación… o un error cósmico?”<text:line-break/>“¿Ese niño nació… o fue transferid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3T20:17:27.271000000</meta:creation-date>
    <dc:date>2025-07-03T20:18:20.608000000</dc:date>
    <meta:editing-duration>PT53S</meta:editing-duration>
    <meta:editing-cycles>1</meta:editing-cycles>
    <meta:document-statistic meta:table-count="0" meta:image-count="0" meta:object-count="0" meta:page-count="1" meta:paragraph-count="7" meta:word-count="187" meta:character-count="1078" meta:non-whitespace-character-count="898"/>
    <meta:generator>LibreOffice/7.3.5.2$Windows_X86_64 LibreOffice_project/184fe81b8c8c30d8b5082578aee2fed2ea847c01</meta:generator>
  </office:meta>
</office:document-meta>
</file>